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33a" officeooo:paragraph-rsid="0014233a"/>
    </style:style>
    <style:style style:name="P2" style:family="paragraph" style:parent-style-name="Standard" style:list-style-name="L1">
      <style:text-properties officeooo:rsid="0014233a" officeooo:paragraph-rsid="0014233a"/>
    </style:style>
    <style:style style:name="P3" style:family="paragraph" style:parent-style-name="Standard" style:list-style-name="L2">
      <style:text-properties officeooo:rsid="0014233a" officeooo:paragraph-rsid="0014233a"/>
    </style:style>
    <style:style style:name="P4" style:family="paragraph" style:parent-style-name="Standard" style:list-style-name="L2">
      <style:text-properties officeooo:rsid="0014257e" officeooo:paragraph-rsid="0014257e"/>
    </style:style>
    <style:style style:name="T1" style:family="text">
      <style:text-properties officeooo:rsid="0014257e"/>
    </style:style>
    <style:style style:name="T2" style:family="text">
      <style:text-properties officeooo:rsid="0018514b"/>
    </style:style>
    <style:style style:name="T3" style:family="text">
      <style:text-properties officeooo:rsid="0019d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13 ab HA-BHF</text:p>
      <text:p text:style-name="P1"/>
      <text:list xml:id="list1360406777" text:style-name="L1">
        <text:list-item>
          <text:p text:style-name="P2">Ampel Althagener Brücke (Günlük Taze) rechts</text:p>
        </text:list-item>
        <text:list-item>
          <text:p text:style-name="P2">→ Innenstadt</text:p>
        </text:list-item>
        <text:list-item>
          <text:p text:style-name="P2">Ampel Riepe Sanitätshaus gerade aus</text:p>
        </text:list-item>
        <text:list-item>
          <text:p text:style-name="P2">Ampel Landegericht gerade aus</text:p>
        </text:list-item>
        <text:list-item>
          <text:p text:style-name="P2">Abfahrt Hohenlimburg raus</text:p>
        </text:list-item>
        <text:list-item>
          <text:p text:style-name="P2">Ende links → Boele</text:p>
        </text:list-item>
        <text:list-item>
          <text:p text:style-name="P2">Ampel Berlet rechts</text:p>
        </text:list-item>
        <text:list-item>
          <text:p text:style-name="P2">Kreisel 2. gerade aus</text:p>
        </text:list-item>
        <text:list-item>
          <text:p text:style-name="P2">Abknickender Vorfahrt folgen</text:p>
        </text:list-item>
        <text:list-item>
          <text:p text:style-name="P2">links → „auf dem Bauloh“</text:p>
        </text:list-item>
        <text:list-item>
          <text:p text:style-name="P2">vor HST Im Stockhof rechts →<text:span text:style-name="T2"> Im Stockhof</text:span></text:p>
        </text:list-item>
        <text:list-item>
          <text:p text:style-name="P2">nächste Links → Henkhauser Straße</text:p>
        </text:list-item>
        <text:list-item>
          <text:p text:style-name="P2">Stoppstraße Königsberger Straße links</text:p>
        </text:list-item>
        <text:list-item>
          <text:p text:style-name="P2">Ende rechts</text:p>
        </text:list-item>
        <text:list-item>
          <text:p text:style-name="P2">Ampel Iserlohnerstr. rechts</text:p>
        </text:list-item>
        <text:list-item>
          <text:p text:style-name="P2">hinter „One-Way-Tattoo“ links → Grünrockstraße</text:p>
        </text:list-item>
        <text:list-item>
          <text:p text:style-name="P2">Ende links → BHF Hohenlimburg</text:p>
        </text:list-item>
      </text:list>
      <text:p text:style-name="P1"/>
      <text:p text:style-name="P1">– zurück ab BHF Hohenlimburg –</text:p>
      <text:p text:style-name="P1"/>
      <text:list xml:id="list1635002921" text:style-name="L2">
        <text:list-item>
          <text:p text:style-name="P3">rechts → Grünrockstr.</text:p>
        </text:list-item>
        <text:list-item>
          <text:p text:style-name="P3">Ampel rechts → Letmathe</text:p>
        </text:list-item>
        <text:list-item>
          <text:p text:style-name="P3">links →<text:span text:style-name="T2"> Lindenbergstraße</text:span></text:p>
        </text:list-item>
        <text:list-item>
          <text:p text:style-name="P3">Ampel links → Rundturnhalle</text:p>
        </text:list-item>
        <text:list-item>
          <text:p text:style-name="P3">rechts → Friedhof/Niederfeld →<text:span text:style-name="T2"> Henkhauser Straße</text:span></text:p>
        </text:list-item>
        <text:list-item>
          <text:p text:style-name="P3">Ende links</text:p>
        </text:list-item>
        <text:list-item>
          <text:p text:style-name="P3">rechts → <text:span text:style-name="T1">A</text:span>m Berge → HST Hasselbach</text:p>
        </text:list-item>
        <text:list-item>
          <text:p text:style-name="P3">Pizzeria OTTLO links</text:p>
        </text:list-item>
        <text:list-item>
          <text:p text:style-name="P4">Kreisel 1. raus</text:p>
        </text:list-item>
        <text:list-item>
          <text:p text:style-name="P4">Ampel <text:span text:style-name="T3">Bl</text:span>essel links</text:p>
        </text:list-item>
        <text:list-item>
          <text:p text:style-name="P4">Auffahrt A46 → Hagen</text:p>
        </text:list-item>
        <text:list-item>
          <text:p text:style-name="P4">Ampel Riepe Sanitätshaus gerade aus → Innenstadt</text:p>
        </text:list-item>
        <text:list-item>
          <text:p text:style-name="P4">Ampel Althagener Brücke (Günlük Taze) links → HA BHF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8:05:45.870570481</meta:creation-date>
    <dc:date>2020-06-06T20:34:39.250790462</dc:date>
    <meta:editing-duration>P3DT13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168" meta:character-count="919" meta:non-whitespace-character-count="812"/>
  </office:meta>
</office:document-meta>
</file>